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5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torage — Volumes, Bind Mounts, Permissions   (60-9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torage is where rootless Podman trips up most new users. The UID mapping inside user namespaces</text:span></text:p>
              <text:p><text:span text:style-name="s6">makes permissions behave unexpectedly. 'podman unshare' is the key debugging tool — teach it early</text:span></text:p>
              <text:p><text:span text:style-name="s6">and students can self-diagnose. SELinux on Fedora/RHEL is the other common friction point: :Z is the</text:span></text:p>
              <text:p><text:span text:style-name="s6">fix for bind mounts, volumes usually just work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Three Storage Type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Writable layer — per container, gone when container is removed</text:span></text:p>
            <text:p><text:span text:style-name="s4">Named volume — Podman-managed, persists independently of containers</text:span></text:p>
            <text:p><text:span text:style-name="s4">Bind mount — you specify the exact host path</text:span></text:p>
            <text:p><text:span text:style-name="s4">Rule: volumes for databases/state, bind mounts for config/source code</text:span></text:p>
            <text:p><text:span text:style-name="s4">Never write important data into the writable laye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For named volumes: Podman stores them in ~/.local/share/containers/storage/volumes/. Find the actual</text:span></text:p>
              <text:p><text:span text:style-name="s6">path with: podman volume inspect dbdata --format {{.Mountpoint}}. Key advantage of named volumes</text:span></text:p>
              <text:p><text:span text:style-name="s6">over bind mounts: the container initialises ownership when it first writes to the volume. With bind</text:span></text:p>
              <text:p><text:span text:style-name="s6">mounts you have to manually ensure permissions match what the container process expects. For</text:span></text:p>
              <text:p><text:span text:style-name="s6">databases: always use a named volume. Never a bind mount for DB data in production — ownership</text:span></text:p>
              <text:p><text:span text:style-name="s6">problems are too common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SELinux and Rootless Permissio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Bind mount without label: may fail with permission denied on Fedora/RHEL</text:span></text:p>
            <text:p><text:span text:style-name="s4">Fix private:  -v ./data:/mnt:Z   (relabelled for this container only)</text:span></text:p>
            <text:p><text:span text:style-name="s4">Fix shared:   -v ./data:/mnt:z   (shared across containers)</text:span></text:p>
            <text:p><text:span text:style-name="s4">Never: chmod 777 or setenforce 0 — fix the root cause</text:span></text:p>
            <text:p><text:span text:style-name="s4">Debug: podman unshare ls -la &lt;path&gt;   (view inside user namespace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:Z vs :z distinction: uppercase Z means private — only this container can access this mount.</text:span></text:p>
              <text:p><text:span text:style-name="s6">Lowercase z means shared — multiple containers can access it. In most cases use uppercase Z. podman</text:span></text:p>
              <text:p><text:span text:style-name="s6">unshare is magical for debugging: it opens a shell inside the same user namespace that containers</text:span></text:p>
              <text:p><text:span text:style-name="s6">use. Run podman unshare ls -la /path to see what the container process actually sees. Common</text:span></text:p>
              <text:p><text:span text:style-name="s6">failure: host path is owned by root:root mode 700. The container process runs as UID 0 inside</text:span></text:p>
              <text:p><text:span text:style-name="s6">(mapped to your user outside) but has no write access. Fix: podman unshare chown -R 1000:1000 /path</text:span></text:p>
              <text:p><text:span text:style-name="s6">where 1000 is the UID the container runs as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5: Persistent Volume Demo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volume create dbdata</text:span></text:p>
            <text:p><text:span text:style-name="s5">podman run --rm -v dbdata:/data alpine sh -lc 'echo hi &gt; /data/x'</text:span></text:p>
            <text:p><text:span text:style-name="s5">podman run --rm -v dbdata:/data alpine sh -lc 'cat /data/x'     -&gt;  hi</text:span></text:p>
            <text:p><text:span text:style-name="s4">Remove the container — then re-run the cat — data is STILL there</text:span></text:p>
            <text:p><text:span text:style-name="s4">SELinux drill: try bind mount without :Z, observe error, add :Z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makes volume persistence concrete in one minute. Run the echo, destroy the container, run</text:span></text:p>
              <text:p><text:span text:style-name="s6">the cat — data survives. This is the fundamental difference between a volume and the writable layer.</text:span></text:p>
              <text:p><text:span text:style-name="s6">The SELinux drill is optional but highly recommended on Fedora/RHEL. Tell students: trigger the</text:span></text:p>
              <text:p><text:span text:style-name="s6">error on purpose, read the error message, then fix it. Building the habit of reading errors rather</text:span></text:p>
              <text:p><text:span text:style-name="s6">than immediately Googling is one of the most valuable meta-skills in this course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